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3">
            <text:p>кооф.</text:p>
          </table:table-cell>
          <table:table-cell office:value-type="string" table:style-name="ce4">
            <text:p>Кол-во</text:p>
          </table:table-cell>
          <table:table-cell office:value-type="string" table:style-name="ce2">
            <text:p>цена закуп</text:p>
          </table:table-cell>
          <table:table-cell office:value-type="string" table:style-name="ce2">
            <text:p>ВЕС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19 <text:s/>Колбаса Докторская Особая ТМ Особый рецепт, ВЕС <text:s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600" table:style-name="ce7">
            <text:p>600</text:p>
          </table:table-cell>
          <table:table-cell office:value-type="float" office:value="171.42" table:style-name="ce8">
            <text:p>171,42</text:p>
          </table:table-cell>
          <table:table-cell office:value-type="float" office:value="600" table:formula="of:=[.C2]*[.B2]" table:style-name="ce8">
            <text:p>60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58 <text:s/>Колбаса Докторская Особая ТМ Особый рецепт, <text:s/>0,5кг, ПОКОМ, шт</text:p>
          </table:table-cell>
          <table:table-cell office:value-type="float" office:value="0.5" table:style-name="ce6">
            <text:p>0,5</text:p>
          </table:table-cell>
          <table:table-cell table:style-name="ce7"/>
          <table:table-cell office:value-type="float" office:value="107.34" table:style-name="ce8">
            <text:p>107,34</text:p>
          </table:table-cell>
          <table:table-cell office:value-type="float" office:value="0" table:formula="of:=[.C3]*[.B3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30 <text:s/>Колбаса Молочная Особая ТМ Особый рецепт, п/а, ВЕС.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150" table:style-name="ce7">
            <text:p>150</text:p>
          </table:table-cell>
          <table:table-cell office:value-type="float" office:value="171.43" table:style-name="ce8">
            <text:p>171,43</text:p>
          </table:table-cell>
          <table:table-cell office:value-type="float" office:value="150" table:formula="of:=[.C4]*[.B4]" table:style-name="ce8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01 <text:s/>Ветчина Нежная ТМ Особый рецепт, (2,5кг),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450" table:style-name="ce7">
            <text:p>450</text:p>
          </table:table-cell>
          <table:table-cell office:value-type="float" office:value="232.55" table:style-name="ce8">
            <text:p>232,55</text:p>
          </table:table-cell>
          <table:table-cell office:value-type="float" office:value="450" table:formula="of:=[.C5]*[.B5]" table:style-name="ce8">
            <text:p>45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43 <text:s/>Ветчина Нежная ТМ Особый рецепт, п/а, 0,4кг <text:s text:c="3"/>ПОКОМ, шт</text:p>
          </table:table-cell>
          <table:table-cell office:value-type="float" office:value="0.4" table:style-name="ce6">
            <text:p>0,4</text:p>
          </table:table-cell>
          <table:table-cell table:style-name="ce7"/>
          <table:table-cell office:value-type="float" office:value="116.06" table:style-name="ce8">
            <text:p>116,06</text:p>
          </table:table-cell>
          <table:table-cell office:value-type="float" office:value="0" table:formula="of:=[.C6]*[.B6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35 <text:s/>Колбаса Особая ТМ Особый рецепт, ВЕС, ТМ Стародворье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150" table:style-name="ce7">
            <text:p>150</text:p>
          </table:table-cell>
          <table:table-cell office:value-type="float" office:value="171.66" table:style-name="ce8">
            <text:p>171,66</text:p>
          </table:table-cell>
          <table:table-cell office:value-type="float" office:value="150" table:formula="of:=[.C7]*[.B7]" table:style-name="ce8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68 <text:s/>Колбаса Особая ТМ Особый рецепт, 0,5 кг, ПОКОМ, шт</text:p>
          </table:table-cell>
          <table:table-cell office:value-type="float" office:value="0.5" table:style-name="ce6">
            <text:p>0,5</text:p>
          </table:table-cell>
          <table:table-cell table:style-name="ce7"/>
          <table:table-cell office:value-type="float" office:value="102.23" table:style-name="ce8">
            <text:p>102,23</text:p>
          </table:table-cell>
          <table:table-cell office:value-type="float" office:value="0" table:formula="of:=[.C8]*[.B8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05 <text:s/>Колбаса Докторская ГОСТ, Вязанка вектор,ВЕС.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7">
            <text:p>30</text:p>
          </table:table-cell>
          <table:table-cell office:value-type="float" office:value="289.43" table:style-name="ce8">
            <text:p>289,43</text:p>
          </table:table-cell>
          <table:table-cell office:value-type="float" office:value="30" table:formula="of:=[.C9]*[.B9]" table:style-name="ce8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float" office:value="256.44" table:style-name="ce8">
            <text:p>256,44</text:p>
          </table:table-cell>
          <table:table-cell office:value-type="float" office:value="20" table:formula="of:=[.C10]*[.B10]" table:style-name="ce8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23 <text:s/>Колбаса Докторская ГОСТ, Вязанка вектор, 0,4 кг, ПОКОМ, шт</text:p>
          </table:table-cell>
          <table:table-cell office:value-type="float" office:value="0.4" table:style-name="ce6">
            <text:p>0,4</text:p>
          </table:table-cell>
          <table:table-cell office:value-type="float" office:value="20" table:style-name="ce7">
            <text:p>20</text:p>
          </table:table-cell>
          <table:table-cell office:value-type="float" office:value="165.81" table:style-name="ce8">
            <text:p>165,81</text:p>
          </table:table-cell>
          <table:table-cell office:value-type="float" office:value="8" table:formula="of:=[.C11]*[.B11]" table:style-name="ce8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02 <text:s text:c="2"/>Колб. Молоч. стародворская, Вязанка вектор, ВЕС. 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64.61" table:style-name="ce8">
            <text:p>264,61</text:p>
          </table:table-cell>
          <table:table-cell office:value-type="float" office:value="0" table:formula="of:=[.C12]*[.B12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25 <text:s/>Колбаса Молочная стародворская, Вязанка вектор 0,5 кг,ПОКОМ, шт</text:p>
          </table:table-cell>
          <table:table-cell office:value-type="float" office:value="0.5" table:style-name="ce6">
            <text:p>0,5</text:p>
          </table:table-cell>
          <table:table-cell table:style-name="ce7"/>
          <table:table-cell office:value-type="float" office:value="157.44999999999999" table:style-name="ce8">
            <text:p>157,45</text:p>
          </table:table-cell>
          <table:table-cell office:value-type="float" office:value="0" table:formula="of:=[.C13]*[.B13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01 <text:s text:c="2"/>Ветчина Столичная Вязанка, вектор, ВЕС.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float" office:value="273.33999999999997" table:style-name="ce8">
            <text:p>273,34</text:p>
          </table:table-cell>
          <table:table-cell office:value-type="float" office:value="20" table:formula="of:=[.C14]*[.B14]" table:style-name="ce8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20 <text:s/>Ветчина Столичная Вязанка, вектор 0.5кг, ПОКОМ, шт</text:p>
          </table:table-cell>
          <table:table-cell office:value-type="float" office:value="0.5" table:style-name="ce6">
            <text:p>0,5</text:p>
          </table:table-cell>
          <table:table-cell table:style-name="ce7"/>
          <table:table-cell office:value-type="float" office:value="185.21" table:style-name="ce8">
            <text:p>185,21</text:p>
          </table:table-cell>
          <table:table-cell office:value-type="float" office:value="0" table:formula="of:=[.C15]*[.B15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04 <text:s text:c="2"/>Колбаса Вязанка со шпиком, вектор ВЕС, 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77.12" table:style-name="ce8">
            <text:p>277,12</text:p>
          </table:table-cell>
          <table:table-cell office:value-type="float" office:value="0" table:formula="of:=[.C16]*[.B16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22 <text:s/>Колбаса Вязанка со шпиком, вектор 0,5кг, ПОКОМ, шт</text:p>
          </table:table-cell>
          <table:table-cell office:value-type="float" office:value="0.5" table:style-name="ce6">
            <text:p>0,5</text:p>
          </table:table-cell>
          <table:table-cell office:value-type="float" office:value="20" table:style-name="ce7">
            <text:p>20</text:p>
          </table:table-cell>
          <table:table-cell office:value-type="float" office:value="164.87" table:style-name="ce8">
            <text:p>164,87</text:p>
          </table:table-cell>
          <table:table-cell office:value-type="float" office:value="10" table:formula="of:=[.C17]*[.B17]" table:style-name="ce8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37 <text:s/>Колбаса Русская по-стародворски, ВЕС. <text:s/>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08.09" table:style-name="ce8">
            <text:p>208,09</text:p>
          </table:table-cell>
          <table:table-cell office:value-type="float" office:value="0" table:formula="of:=[.C18]*[.B18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06.11" table:style-name="ce8">
            <text:p>206,11</text:p>
          </table:table-cell>
          <table:table-cell office:value-type="float" office:value="0" table:formula="of:=[.C19]*[.B19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59 <text:s/>Колбаса Докторская по-стародворски <text:s/>0.5 кг, ПОКОМ, шт</text:p>
          </table:table-cell>
          <table:table-cell office:value-type="float" office:value="0.5" table:style-name="ce6">
            <text:p>0,5</text:p>
          </table:table-cell>
          <table:table-cell office:value-type="float" office:value="20" table:style-name="ce7">
            <text:p>20</text:p>
          </table:table-cell>
          <table:table-cell office:value-type="float" office:value="113.74" table:style-name="ce8">
            <text:p>113,74</text:p>
          </table:table-cell>
          <table:table-cell office:value-type="float" office:value="10" table:formula="of:=[.C20]*[.B20]" table:style-name="ce8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22 <text:s/>Колбаса Докторская стародворская, ВЕС, ВсхЗв <text:s text:c="2"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50" table:style-name="ce7">
            <text:p>50</text:p>
          </table:table-cell>
          <table:table-cell office:value-type="float" office:value="235.67" table:style-name="ce8">
            <text:p>235,67</text:p>
          </table:table-cell>
          <table:table-cell office:value-type="float" office:value="50" table:formula="of:=[.C21]*[.B21]" table:style-name="ce8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00 <text:s/>Ветчина Дугушка ТМ Стародворье, вектор в/у <text:s text:c="3"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7">
            <text:p>200</text:p>
          </table:table-cell>
          <table:table-cell office:value-type="float" office:value="235.78" table:style-name="ce8">
            <text:p>235,78</text:p>
          </table:table-cell>
          <table:table-cell office:value-type="float" office:value="200" table:formula="of:=[.C22]*[.B22]" table:style-name="ce8">
            <text:p>20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17 <text:s/>Колбаса Докторская Дугушка, ВЕС, НЕ ГОСТ, ТМ Стародворье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220" table:style-name="ce7">
            <text:p>220</text:p>
          </table:table-cell>
          <table:table-cell office:value-type="float" office:value="199.71" table:style-name="ce8">
            <text:p>199,71</text:p>
          </table:table-cell>
          <table:table-cell office:value-type="float" office:value="220" table:formula="of:=[.C23]*[.B23]" table:style-name="ce8">
            <text:p>22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120" table:style-name="ce7">
            <text:p>120</text:p>
          </table:table-cell>
          <table:table-cell office:value-type="float" office:value="260.42" table:style-name="ce8">
            <text:p>260,42</text:p>
          </table:table-cell>
          <table:table-cell office:value-type="float" office:value="120" table:formula="of:=[.C24]*[.B24]" table:style-name="ce8">
            <text:p>12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80" table:style-name="ce7">
            <text:p>80</text:p>
          </table:table-cell>
          <table:table-cell office:value-type="float" office:value="248.73" table:style-name="ce8">
            <text:p>248,73</text:p>
          </table:table-cell>
          <table:table-cell office:value-type="float" office:value="80" table:formula="of:=[.C25]*[.B25]" table:style-name="ce8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7">
            <text:p>90</text:p>
          </table:table-cell>
          <table:table-cell office:value-type="float" office:value="246.26" table:style-name="ce8">
            <text:p>246,26</text:p>
          </table:table-cell>
          <table:table-cell office:value-type="float" office:value="90" table:formula="of:=[.C26]*[.B26]" table:style-name="ce8">
            <text:p>9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34 <text:s/>Колбаса Нежная, п/а, ВЕС, ТМ КОЛБАСНЫЙ СТАНДАРТ ВсхЗв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70" table:style-name="ce7">
            <text:p>70</text:p>
          </table:table-cell>
          <table:table-cell office:value-type="float" office:value="135.76" table:style-name="ce8">
            <text:p>135,76</text:p>
          </table:table-cell>
          <table:table-cell office:value-type="float" office:value="70" table:formula="of:=[.C27]*[.B27]" table:style-name="ce8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03 <text:s text:c="2"/>Колбаса Вязанка с индейкой, вектор ВЕС, 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83.94" table:style-name="ce8">
            <text:p>283,94</text:p>
          </table:table-cell>
          <table:table-cell office:value-type="float" office:value="0" table:formula="of:=[.C28]*[.B28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40 <text:s/>Колбаса Салями охотничья, ВЕС.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577.07000000000005" table:style-name="ce8">
            <text:p>577,07</text:p>
          </table:table-cell>
          <table:table-cell office:value-type="float" office:value="15" table:formula="of:=[.C29]*[.B29]" table:style-name="ce8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13 <text:s/>Сардельки Вязанка Стародворские NDX, ВЕС. <text:s/>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68.23" table:style-name="ce8">
            <text:p>268,23</text:p>
          </table:table-cell>
          <table:table-cell office:value-type="float" office:value="0" table:formula="of:=[.C30]*[.B30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47 <text:s/>Сардельки Нежные, ВЕС. <text:s/>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39.2" table:style-name="ce8">
            <text:p>239,2</text:p>
          </table:table-cell>
          <table:table-cell office:value-type="float" office:value="0" table:formula="of:=[.C31]*[.B31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16 <text:s/>Сосиски Вязанка Молочные, Вязанка вискофан <text:s/>ВЕС.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7">
            <text:p>30</text:p>
          </table:table-cell>
          <table:table-cell office:value-type="float" office:value="260.08" table:style-name="ce8">
            <text:p>260,08</text:p>
          </table:table-cell>
          <table:table-cell office:value-type="float" office:value="30" table:formula="of:=[.C32]*[.B32]" table:style-name="ce8">
            <text:p>30</text:p>
          </table:table-cell>
          <table:table-cell table:number-columns-repeated="16379"/>
        </table:table-row>
        <table:table-row table:style-name="ro3">
          <table:table-cell office:value-type="string" table:style-name="ce5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50" table:style-name="ce7">
            <text:p>50</text:p>
          </table:table-cell>
          <table:table-cell office:value-type="float" office:value="287.32" table:style-name="ce8">
            <text:p>287,32</text:p>
          </table:table-cell>
          <table:table-cell office:value-type="float" office:value="50" table:formula="of:=[.C33]*[.B33]" table:style-name="ce8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7">
            <text:p>40</text:p>
          </table:table-cell>
          <table:table-cell office:value-type="float" office:value="280.47000000000003" table:style-name="ce8">
            <text:p>280,47</text:p>
          </table:table-cell>
          <table:table-cell office:value-type="float" office:value="40" table:formula="of:=[.C34]*[.B34]" table:style-name="ce8">
            <text:p>40</text:p>
          </table:table-cell>
          <table:table-cell table:number-columns-repeated="16379"/>
        </table:table-row>
        <table:table-row table:style-name="ro3">
          <table:table-cell office:value-type="string" table:style-name="ce5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float" office:value="283.89999999999998" table:style-name="ce8">
            <text:p>283,9</text:p>
          </table:table-cell>
          <table:table-cell office:value-type="float" office:value="20" table:formula="of:=[.C35]*[.B35]" table:style-name="ce8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65 <text:s/>Колбаса Балыкбургская, ВЕС, ТМ Баварушка <text:s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float" office:value="287.32" table:style-name="ce8">
            <text:p>287,32</text:p>
          </table:table-cell>
          <table:table-cell office:value-type="float" office:value="100" table:formula="of:=[.C36]*[.B36]" table:style-name="ce8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43 <text:s/>Колбаса Сервелат Зернистый, ВЕС. <text:s/>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92.77" table:style-name="ce8">
            <text:p>292,77</text:p>
          </table:table-cell>
          <table:table-cell office:value-type="float" office:value="0" table:formula="of:=[.C37]*[.B37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44 <text:s/>Колбаса Сервелат Кремлевский, ВЕС.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70" table:style-name="ce7">
            <text:p>70</text:p>
          </table:table-cell>
          <table:table-cell office:value-type="float" office:value="270.8" table:style-name="ce8">
            <text:p>270,8</text:p>
          </table:table-cell>
          <table:table-cell office:value-type="float" office:value="70" table:formula="of:=[.C38]*[.B38]" table:style-name="ce8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70 <text:s/>Колбаса Сервелат Филейный ТМ Особый Рецепт, ВЕС.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120" table:style-name="ce7">
            <text:p>120</text:p>
          </table:table-cell>
          <table:table-cell office:value-type="float" office:value="246.93" table:style-name="ce8">
            <text:p>246,93</text:p>
          </table:table-cell>
          <table:table-cell office:value-type="float" office:value="120" table:formula="of:=[.C39]*[.B39]" table:style-name="ce8">
            <text:p>12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71 <text:s/>Колбаса Сервелат Левантский ТМ Особый Рецепт, ВЕС. 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33.59" table:style-name="ce8">
            <text:p>233,59</text:p>
          </table:table-cell>
          <table:table-cell office:value-type="float" office:value="0" table:formula="of:=[.C40]*[.B40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51 <text:s/>Сосиски Баварские, ВЕС. <text:s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80" table:style-name="ce7">
            <text:p>80</text:p>
          </table:table-cell>
          <table:table-cell office:value-type="float" office:value="212.81" table:style-name="ce8">
            <text:p>212,81</text:p>
          </table:table-cell>
          <table:table-cell office:value-type="float" office:value="80" table:formula="of:=[.C41]*[.B41]" table:style-name="ce8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190.33" table:style-name="ce8">
            <text:p>190,33</text:p>
          </table:table-cell>
          <table:table-cell office:value-type="float" office:value="0" table:formula="of:=[.C42]*[.B42]" table:style-name="ce8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5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182.31" table:style-name="ce8">
            <text:p>182,31</text:p>
          </table:table-cell>
          <table:table-cell office:value-type="float" office:value="0" table:formula="of:=[.C43]*[.B43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53 <text:s/>Сосиски Ганноверские <text:s text:c="2"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7">
            <text:p>300</text:p>
          </table:table-cell>
          <table:table-cell office:value-type="float" office:value="208.46" table:style-name="ce8">
            <text:p>208,46</text:p>
          </table:table-cell>
          <table:table-cell office:value-type="float" office:value="300" table:formula="of:=[.C44]*[.B44]" table:style-name="ce8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17 <text:s/>Сосиски Вязанка Сливочные, Вязанка амицел ВЕС.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80" table:style-name="ce7">
            <text:p>80</text:p>
          </table:table-cell>
          <table:table-cell office:value-type="float" office:value="273.16000000000003" table:style-name="ce8">
            <text:p>273,16</text:p>
          </table:table-cell>
          <table:table-cell office:value-type="float" office:value="80" table:formula="of:=[.C45]*[.B45]" table:style-name="ce8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63 <text:s/>Шпикачки Стародворские, ВЕС. <text:s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7">
            <text:p>25</text:p>
          </table:table-cell>
          <table:table-cell office:value-type="float" office:value="259.52" table:style-name="ce8">
            <text:p>259,52</text:p>
          </table:table-cell>
          <table:table-cell office:value-type="float" office:value="25" table:formula="of:=[.C46]*[.B46]" table:style-name="ce8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012 <text:s/>Колбаса Сервелат Столичный, Вязанка фиброуз в/у, ПОКОМ, кг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float" office:value="331.56" table:style-name="ce8">
            <text:p>331,56</text:p>
          </table:table-cell>
          <table:table-cell office:value-type="float" office:value="0" table:formula="of:=[.C47]*[.B47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80" table:style-name="ce7">
            <text:p>80</text:p>
          </table:table-cell>
          <table:table-cell office:value-type="float" office:value="210.4" table:style-name="ce8">
            <text:p>210,4</text:p>
          </table:table-cell>
          <table:table-cell office:value-type="float" office:value="80" table:formula="of:=[.C48]*[.B48]" table:style-name="ce8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50 <text:s/>Сардельки стародворские с говядиной в обол. NDX, ВЕС. ПОКОМ, кг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float" office:value="243.7" table:style-name="ce8">
            <text:p>243,7</text:p>
          </table:table-cell>
          <table:table-cell office:value-type="float" office:value="20" table:formula="of:=[.C49]*[.B49]" table:style-name="ce8">
            <text:p>20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1" table:style-name="ce10">
            <text:p>1</text:p>
          </table:table-cell>
          <table:table-cell table:style-name="ce7"/>
          <table:table-cell office:value-type="float" office:value="696.95" table:style-name="ce8">
            <text:p>696,95</text:p>
          </table:table-cell>
          <table:table-cell office:value-type="float" office:value="0" table:formula="of:=[.C50]*[.B50]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Ветчина Вязанка с индейкой вес</text:p>
          </table:table-cell>
          <table:table-cell office:value-type="float" office:value="1" table:style-name="ce11">
            <text:p>1</text:p>
          </table:table-cell>
          <table:table-cell office:value-type="float" office:value="50" table:style-name="ce7">
            <text:p>50</text:p>
          </table:table-cell>
          <table:table-cell office:value-type="float" office:value="313.22000000000003" table:style-name="ce8">
            <text:p>313,22</text:p>
          </table:table-cell>
          <table:table-cell office:value-type="float" office:value="50" table:formula="of:=[.C51]*[.B51]" table:style-name="ce8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<text:s/>213 <text:s/>Колбаса в/к Сервелат Рижский, ВЕС.,ТМ КОЛБАСНЫЙ СТАНДАРТ ПОКОМ, кг</text:p>
          </table:table-cell>
          <table:table-cell office:value-type="float" office:value="1" table:style-name="ce11">
            <text:p>1</text:p>
          </table:table-cell>
          <table:table-cell office:value-type="float" office:value="50" table:style-name="ce7">
            <text:p>50</text:p>
          </table:table-cell>
          <table:table-cell office:value-type="float" office:value="212.77" table:style-name="ce8">
            <text:p>212,77</text:p>
          </table:table-cell>
          <table:table-cell office:value-type="float" office:value="50" table:formula="of:=[.C52]*[.B52]" table:style-name="ce8">
            <text:p>50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12"/>
          <table:table-cell table:number-columns-repeated="2" table:style-name="ce1"/>
          <table:table-cell office:value-type="float" office:value="3408" table:formula="of:=SUM([.E2:.E52])" table:style-name="ce13">
            <text:p>340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12"/>
          <table:table-cell office:value-type="float" office:value="3440" table:formula="of:=SUM([.C2:.C52])" table:style-name="ce1">
            <text:p>3440</text:p>
          </table:table-cell>
          <table:table-cell table:number-columns-repeated="16381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E5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7-18T08:05:38Z</dc:date>
    <meta:editing-cycles>30</meta:editing-cycles>
    <meta:editing-duration>PT37314S</meta:editing-duration>
  </office:meta>
</office:document-meta>
</file>